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جناح بین الاقوامی ہوائی اڈے سے صرف 17 کلو میٹر اور کراچی کے کاروباری ضلع کے مرکز میں واقع ہے، 407 روم راماہ ہوٹل ہوٹل کراچی، کاروبار، کھانے اور تفریح ​​کے لئے پانچ ستارہ منزل ہے. کاروباری مسافر اپنے وسیع کانفرنس اور ایونٹ کی سہولیات کا استعمال 1،000 سے زائد لوگوں کو کرسکتے ہیں. کیریئر ہاربر اور شہر کے قریبی ساحل آرام دہ اور پرسکون نمائش ہیں اور مقامی شاپنگ اور سیاحتی مقامات کی منزلوں کے لئے آسان رسائی ہےبین الاقوامی سطح پر مشہور مہمان</text:p>
      <text:p text:style-name="Standard"/>
      <text:p text:style-name="Standard"/>
      <text:p text:style-name="Standard"/>
      <text:p text:style-name="Standard"/>
      <text:p text:style-name="Standard">Internationally renowned hospitalityJust 17 kilometres from Jinnah International Airport and situated in the centre of Karachi’s business district, the 407-room Ramada Hotel Karachi is a five-star destination for business, dining and recreation. Business travellers can make use of our extensive conference and event facilities for up to 1,000 people. Kemari Harbour and the city’s nearby beaches are leisure highlights and there is easy access to local shopping and sightseeing destinations.</text:p>
      <text:p text:style-name="Standard"/>
      <text:p text:style-name="Standard"/>
      <text:p text:style-name="Standard"/>
      <text:p text:style-name="Standard"/>
      <text:p text:style-name="Standard"/>
      <text:p text:style-name="Standard">Hospitalité de renommée internationaleSitué à seulement 17 km de l'aéroport international de Jinnah et dans le centre du quartier des affaires de Karachi, le Ramada Hotel Karachi, doté de 407 chambres, est une destination cinq étoiles pour les affaires, les repas et les loisirs. Les voyageurs d'affaires peuvent utiliser nos vastes installations de conférence et événement pouvant accueillir jusqu'à 1 000 personnes. Le port de Kemari et les plages voisines de la ville sont des lieux privilégiés pour les loisirs. Les magasins et les sites touristiques locaux sont facilement acce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08:33:25.930000000</meta:creation-date>
    <dc:date>2019-04-29T08:34:07.874000000</dc:date>
    <meta:editing-duration>PT43S</meta:editing-duration>
    <meta:editing-cycles>1</meta:editing-cycles>
    <meta:document-statistic meta:table-count="0" meta:image-count="0" meta:object-count="0" meta:page-count="1" meta:paragraph-count="3" meta:word-count="245" meta:character-count="1520" meta:non-whitespace-character-count="1276"/>
    <meta:generator>LibreOffice/5.4.2.2$Windows_X86_64 LibreOffice_project/22b09f6418e8c2d508a9eaf86b2399209b0990f4</meta:generator>
  </office:meta>
</office:document-meta>
</file>